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e16e" officeooo:paragraph-rsid="0005e16e"/>
    </style:style>
    <style:style style:name="P2" style:family="paragraph" style:parent-style-name="Standard">
      <style:text-properties officeooo:rsid="00067a73" officeooo:paragraph-rsid="00067a73"/>
    </style:style>
    <style:style style:name="P3" style:family="paragraph" style:parent-style-name="Standard">
      <style:text-properties officeooo:rsid="00067a73" officeooo:paragraph-rsid="00092884"/>
    </style:style>
    <style:style style:name="P4" style:family="paragraph" style:parent-style-name="Standard">
      <style:text-properties officeooo:rsid="00092884" officeooo:paragraph-rsid="00092884"/>
    </style:style>
    <style:style style:name="T1" style:family="text">
      <style:text-properties officeooo:rsid="00065b26"/>
    </style:style>
    <style:style style:name="T2" style:family="text">
      <style:text-properties officeooo:rsid="00076b4a"/>
    </style:style>
    <style:style style:name="T3" style:family="text">
      <style:text-properties officeooo:rsid="000928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Testy do prezentacji realizacji</text:p>
      <text:p text:style-name="P1"/>
      <text:p text:style-name="P1">SPRZEDAŻ:</text:p>
      <text:p text:style-name="P1">- Mieszkanie dwupokojowe <text:s/>z kuchnią, łazienką oraz bardzo dużym przedpokojem .</text:p>
      <text:p text:style-name="P1">Nowocześnie zaprojektowane, jasne, przestronne pokoje w pięknej zielonej okolicy. Można odpocząć na balkonie , z którego rozciąga się widok jedynie na zieleń. </text:p>
      <text:p text:style-name="P1">- Duża kawalerka z balkonem i jasną kuchnią , która idealnie pasuje do nowoczesnego wnętrza, jest prosto zaaranżowana , dzięki temu praktyczna i ładna. Po prostu minimalizm…</text:p>
      <text:p text:style-name="P1"/>
      <text:p text:style-name="P1"/>
      <text:p text:style-name="P1">WYNAJEM:</text:p>
      <text:p text:style-name="P1">- <text:span text:style-name="T3">niezależne jednoosobowe pokoje, przestronnie urządzone , na tyle uniwersalnie, że każdy świetnie się w nich odnajdzie.</text:span></text:p>
      <text:p text:style-name="P1">- <text:span text:style-name="T1">jeśli szukacie czegoś bardziej <text:s/>eleganckiego i samodzielnego to proponujemy apartamenty z własna łazienką oraz aneksem kuchennym . Biel i błękit nadają świeżości oraz odprężają, natomiast stonowane kolory ziemi pozwalają zrelaksować się we własnym M</text:span></text:p>
      <text:p text:style-name="P1">- <text:span text:style-name="T1">samodzielne mieszkania z oddzielną sypialnią , ładnie skrojona kuchnią, urządzone z klasa i elegancją, ale przede wszystkim funkcjonalne</text:span></text:p>
      <text:p text:style-name="P1"/>
      <text:p text:style-name="P1"/>
      <text:p text:style-name="P2">INWESTYCJE</text:p>
      <text:p text:style-name="P2"/>
      <text:p text:style-name="P2">- Aranżacja mieszkania <text:span text:style-name="T2">na niezależne apartamenty przebiega wg projektu pod okiem specjalisty <text:s/>i jest wykonywana przez wyspecjalizowane firmy remontowe z wszelkimi uprawnieniami do odbioru lokalu. Wszystkie etapy prac są dokumentowane , a inwestor otrzymuje tylko klucze i plik dokumentów potwierdzających zakończenie projektu. Gwarantujemy nadzór prac elektrycznych, wodno-kanalizacyjnych oraz wentylacyjnych przez uprawnione osoby.</text:span></text:p>
      <text:p text:style-name="P3">-<text:span text:style-name="T2">Podobnie realizujemy i nadzorujemy inwestycje w kawalerki . </text:span></text:p>
      <text:p text:style-name="P3"><text:span text:style-name="T2">- Lokale mieszkalne z niezależnymi pokojami zaprojektowane i przygotowane są tak, aby w pełni wykorzystać potencjał mieszkania, a jednocześnie zagwarantować najemcom komfort i intymność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3T13:09:11.772000000</meta:creation-date>
    <dc:date>2020-08-03T14:15:55.656000000</dc:date>
    <meta:editing-duration>PT5M13S</meta:editing-duration>
    <meta:editing-cycles>1</meta:editing-cycles>
    <meta:document-statistic meta:table-count="0" meta:image-count="0" meta:object-count="0" meta:page-count="1" meta:paragraph-count="13" meta:word-count="222" meta:character-count="1656" meta:non-whitespace-character-count="1442"/>
    <meta:generator>LibreOffice/6.0.5.2$Windows_x86 LibreOffice_project/54c8cbb85f300ac59db32fe8a675ff7683cd5a16</meta:generator>
  </office:meta>
</office:document-meta>
</file>